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7.1</text:p>
      <text:p text:style-name="Preformatted_20_Text">&gt; nchar(state.name)</text:p>
      <text:p text:style-name="Preformatted_20_Text"><text:s/>[1] <text:s/>7 <text:s/>6 <text:s/>7 <text:s/>8 10 <text:s/>8 11 <text:s/>8 <text:s/>7 <text:s/>7 <text:s/>6 <text:s/>5 <text:s/>8 <text:s/>7 <text:s/>4 <text:s/>6 <text:s/>8 <text:s/>9 <text:s/>5</text:p>
      <text:p text:style-name="Preformatted_20_Text">[20] <text:s/>8 13 <text:s/>8 <text:s/>9 11 <text:s/>8 <text:s/>7 <text:s/>8 <text:s/>6 13 10 10 <text:s/>8 14 12 <text:s/>4 <text:s/>8 <text:s/>6 12</text:p>
      <text:p text:style-name="Preformatted_20_Text">[39] 12 14 12 <text:s/>9 <text:s/>5 <text:s/>4 <text:s/>7 <text:s/>8 10 13 <text:s/>9 <text:s/>7</text:p>
      <text:p text:style-name="Preformatted_20_Text">&gt; </text:p>
      <text:p text:style-name="Preformatted_20_Text">&gt; #7.2</text:p>
      <text:p text:style-name="Preformatted_20_Text">&gt; x = 7</text:p>
      <text:p text:style-name="Preformatted_20_Text">&gt; y = 10</text:p>
      <text:p text:style-name="Preformatted_20_Text">&gt; cat('x should be greater than y,but x=',x,'and y=',y,'\n')</text:p>
      <text:p text:style-name="Preformatted_20_Text">x should be greater than y,but x= 7 and y= 10 </text:p>
      <text:p text:style-name="Preformatted_20_Text">&gt; </text:p>
      <text:p text:style-name="Preformatted_20_Text">&gt; cat('LOng strings can','be displayed over','several linee using','the fill = argument',fill = 40)</text:p>
      <text:p text:style-name="Preformatted_20_Text">LOng strings can be displayed over </text:p>
      <text:p text:style-name="Preformatted_20_Text">several linee using the fill = argument</text:p>
      <text:p text:style-name="Preformatted_20_Text">&gt; </text:p>
      <text:p text:style-name="Preformatted_20_Text">&gt; </text:p>
      <text:p text:style-name="Preformatted_20_Text">&gt; paste('one',2,'three',4,'five')</text:p>
      <text:p text:style-name="Preformatted_20_Text">[1] "one 2 three 4 five"</text:p>
      <text:p text:style-name="Preformatted_20_Text">&gt; </text:p>
      <text:p text:style-name="Preformatted_20_Text">&gt; paste(c('one','two','three','four'),collapse='')</text:p>
      <text:p text:style-name="Preformatted_20_Text">[1] "onetwothreefour"</text:p>
      <text:p text:style-name="Preformatted_20_Text">&gt; </text:p>
      <text:p text:style-name="Preformatted_20_Text">&gt; paste('X',1:5,sep='')</text:p>
      <text:p text:style-name="Preformatted_20_Text">[1] "X1" "X2" "X3" "X4" "X5"</text:p>
      <text:p text:style-name="Preformatted_20_Text">&gt; </text:p>
      <text:p text:style-name="Preformatted_20_Text">&gt; paste(c('X','Y'),1:5,sep='')</text:p>
      <text:p text:style-name="Preformatted_20_Text">[1] "X1" "Y2" "X3" "Y4" "X5"</text:p>
      <text:p text:style-name="Preformatted_20_Text">&gt; </text:p>
      <text:p text:style-name="Preformatted_20_Text">&gt; paste(c('X','Y'),1:5,sep='',collapse='|')</text:p>
      <text:p text:style-name="Preformatted_20_Text">[1] "X1|Y2|X3|Y4|X5"</text:p>
      <text:p text:style-name="Preformatted_20_Text">&gt; </text:p>
      <text:p text:style-name="Preformatted_20_Text">&gt; paste(c('X','Y'),1:5,'^',c('a','b'),sep='',collapse='|')</text:p>
      <text:p text:style-name="Preformatted_20_Text">[1] "X1^a|Y2^b|X3^a|Y4^b|X5^a"</text:p>
      <text:p text:style-name="Preformatted_20_Text">&gt; </text:p>
      <text:p text:style-name="Preformatted_20_Text">&gt; paste(c('X','Y'),1:5,'^',c('a','b'),sep='')</text:p>
      <text:p text:style-name="Preformatted_20_Text">[1] "X1^a" "Y2^b" "X3^a" "Y4^b" "X5^a"</text:p>
      <text:p text:style-name="Preformatted_20_Text">&gt; </text:p>
      <text:p text:style-name="Preformatted_20_Text">&gt; #7.3</text:p>
      <text:p text:style-name="Preformatted_20_Text">&gt; substring(state.name,2,6)</text:p>
      <text:p text:style-name="Preformatted_20_Text"><text:s/>[1] "labam" "laska" "rizon" "rkans" "alifo" "olora" "onnec"</text:p>
      <text:p text:style-name="Preformatted_20_Text"><text:s/>[8] "elawa" "lorid" "eorgi" "awaii" "daho" <text:s/>"llino" "ndian"</text:p>
      <text:p text:style-name="Preformatted_20_Text">[15] "owa" <text:s text:c="2"/>"ansas" "entuc" "ouisi" "aine" <text:s/>"aryla" "assac"</text:p>
      <text:p text:style-name="Preformatted_20_Text">[22] "ichig" "innes" "issis" "issou" "ontan" "ebras" "evada"</text:p>
      <text:p text:style-name="Preformatted_20_Text">[29] "ew Ha" "ew Je" "ew Me" "ew Yo" "orth " "orth " "hio" <text:s/></text:p>
      <text:p text:style-name="Preformatted_20_Text">[36] "klaho" "regon" "ennsy" "hode " "outh " "outh " "ennes"</text:p>
      <text:p text:style-name="Preformatted_20_Text">[43] "exas" <text:s/>"tah" <text:s text:c="2"/>"ermon" "irgin" "ashin" "est V" "iscon"</text:p>
      <text:p text:style-name="Preformatted_20_Text">[50] "yomin"</text:p>
      <text:p text:style-name="Preformatted_20_Text">&gt; </text:p>
      <text:p text:style-name="Preformatted_20_Text">&gt; mystring = 'dog cat duck'</text:p>
      <text:p text:style-name="Preformatted_20_Text">&gt; substring(mystring,c(1,5,9),c(3,7,12))</text:p>
      <text:p text:style-name="Preformatted_20_Text">[1] "dog" <text:s/>"cat" <text:s/>"duck"</text:p>
      <text:p text:style-name="Preformatted_20_Text">&gt; </text:p>
      <text:p text:style-name="Preformatted_20_Text">&gt; state = 'Mississippi'</text:p>
      <text:p text:style-name="Preformatted_20_Text">&gt; ll=nchar(state)</text:p>
      <text:p text:style-name="Preformatted_20_Text">&gt; ltrs=substring(state,1:11,1:11)</text:p>
      <text:p text:style-name="Preformatted_20_Text">&gt; ltrs</text:p>
      <text:p text:style-name="Preformatted_20_Text"><text:s/>[1] "M" "i" "s" "s" "i" "s" "s" "i" "p" "p" "i"</text:p>
      <text:p text:style-name="Preformatted_20_Text">&gt; which(ltrs=="s")</text:p>
      <text:p text:style-name="Preformatted_20_Text">[1] 3 4 6 7</text:p>
      <text:p text:style-name="Preformatted_20_Text">&gt; </text:p>
      <text:p text:style-name="Preformatted_20_Text">&gt; mystring = 'dog cat duck'</text:p>
      <text:p text:style-name="Preformatted_20_Text">&gt; substring(mystring,5,7)='feline'</text:p>
      <text:p text:style-name="Preformatted_20_Text"><text:soft-page-break/>&gt; mystring</text:p>
      <text:p text:style-name="Preformatted_20_Text">[1] "dog fel duck"</text:p>
      <text:p text:style-name="Preformatted_20_Text">&gt; </text:p>
      <text:p text:style-name="Preformatted_20_Text">&gt; mystring = 'dog cat duck'</text:p>
      <text:p text:style-name="Preformatted_20_Text">&gt; substring(mystring,5,7)='a'</text:p>
      <text:p text:style-name="Preformatted_20_Text">&gt; mystring</text:p>
      <text:p text:style-name="Preformatted_20_Text">[1] "dog aat duck"</text:p>
      <text:p text:style-name="Preformatted_20_Text">&gt; </text:p>
      <text:p text:style-name="Preformatted_20_Text">&gt; #7.4</text:p>
      <text:p text:style-name="Preformatted_20_Text">&gt; expr='.*\\.txt'</text:p>
      <text:p text:style-name="Preformatted_20_Text">&gt; nchar(expr)</text:p>
      <text:p text:style-name="Preformatted_20_Text">[1] 7</text:p>
      <text:p text:style-name="Preformatted_20_Text">&gt; cat(expr,'\n')</text:p>
      <text:p text:style-name="Preformatted_20_Text">.*\.txt </text:p>
      <text:p text:style-name="Preformatted_20_Text">&gt; </text:p>
      <text:p text:style-name="Preformatted_20_Text">&gt; expr=readline()</text:p>
      <text:p text:style-name="Preformatted_20_Text">nchar(expr)</text:p>
      <text:p text:style-name="Preformatted_20_Text">&gt; </text:p>
      <text:p text:style-name="Preformatted_20_Text">&gt; #7.5</text:p>
      <text:p text:style-name="Preformatted_20_Text">&gt; strs=c('chicken','dog','cat')</text:p>
      <text:p text:style-name="Preformatted_20_Text">&gt; expr=paste(strs,collapse='|')</text:p>
      <text:p text:style-name="Preformatted_20_Text">&gt; expr</text:p>
      <text:p text:style-name="Preformatted_20_Text">[1] "chicken|dog|cat"</text:p>
      <text:p text:style-name="Preformatted_20_Text">&gt; </text:p>
      <text:p text:style-name="Preformatted_20_Text">&gt; #7.6</text:p>
      <text:p text:style-name="Preformatted_20_Text">&gt; sentence=</text:p>
      <text:p text:style-name="Preformatted_20_Text">+ <text:s text:c="2"/>'R is a free software environment for statistical computing'</text:p>
      <text:p text:style-name="Preformatted_20_Text">&gt; parts=strsplit(sentence,'')</text:p>
      <text:p text:style-name="Preformatted_20_Text">&gt; parts</text:p>
      <text:p text:style-name="Preformatted_20_Text">[[1]]</text:p>
      <text:p text:style-name="Preformatted_20_Text"><text:s/>[1] "R" " " "i" "s" " " "a" " " "f" "r" "e" "e" " " "s" "o"</text:p>
      <text:p text:style-name="Preformatted_20_Text">[15] "f" "t" "w" "a" "r" "e" " " "e" "n" "v" "i" "r" "o" "n"</text:p>
      <text:p text:style-name="Preformatted_20_Text">[29] "m" "e" "n" "t" " " "f" "o" "r" " " "s" "t" "a" "t" "i"</text:p>
      <text:p text:style-name="Preformatted_20_Text">[43] "s" "t" "i" "c" "a" "l" " " "c" "o" "m" "p" "u" "t" "i"</text:p>
      <text:p text:style-name="Preformatted_20_Text">[57] "n" "g"</text:p>
      <text:p text:style-name="Preformatted_20_Text"/>
      <text:p text:style-name="Preformatted_20_Text">&gt; </text:p>
      <text:p text:style-name="Preformatted_20_Text">&gt; length(parts)</text:p>
      <text:p text:style-name="Preformatted_20_Text">[1] 1</text:p>
      <text:p text:style-name="Preformatted_20_Text">&gt; length(parts[[1]])</text:p>
      <text:p text:style-name="Preformatted_20_Text">[1] 58</text:p>
      <text:p text:style-name="Preformatted_20_Text">&gt; </text:p>
      <text:p text:style-name="Preformatted_20_Text">&gt; more=c('R is a free software environment for statistical</text:p>
      <text:p text:style-name="Preformatted_20_Text">+ <text:s text:c="7"/>computing','It compiles and runs on a wide variety of UNIX platforms')</text:p>
      <text:p text:style-name="Preformatted_20_Text">&gt; </text:p>
      <text:p text:style-name="Preformatted_20_Text">&gt; result=strsplit(more,'')</text:p>
      <text:p text:style-name="Preformatted_20_Text">&gt; sapply(result,length)</text:p>
      <text:p text:style-name="Preformatted_20_Text">[1] 65 56</text:p>
      <text:p text:style-name="Preformatted_20_Text">&gt; </text:p>
      <text:p text:style-name="Preformatted_20_Text">&gt; allparts = unlist(result)</text:p>
      <text:p text:style-name="Preformatted_20_Text">&gt; allparts</text:p>
      <text:p text:style-name="Preformatted_20_Text"><text:s text:c="2"/>[1] "R" <text:s/>" " <text:s/>"i" <text:s/>"s" <text:s/>" " <text:s/>"a" <text:s/>" " <text:s/>"f" <text:s/>"r" <text:s/>"e" <text:s/>"e" </text:p>
      <text:p text:style-name="Preformatted_20_Text"><text:s/>[12] " " <text:s/>"s" <text:s/>"o" <text:s/>"f" <text:s/>"t" <text:s/>"w" <text:s/>"a" <text:s/>"r" <text:s/>"e" <text:s/>" " <text:s/>"e" </text:p>
      <text:p text:style-name="Preformatted_20_Text"><text:s/>[23] "n" <text:s/>"v" <text:s/>"i" <text:s/>"r" <text:s/>"o" <text:s/>"n" <text:s/>"m" <text:s/>"e" <text:s/>"n" <text:s/>"t" <text:s/>" " </text:p>
      <text:p text:style-name="Preformatted_20_Text"><text:s/>[34] "f" <text:s/>"o" <text:s/>"r" <text:s/>" " <text:s/>"s" <text:s/>"t" <text:s/>"a" <text:s/>"t" <text:s/>"i" <text:s/>"s" <text:s/>"t" </text:p>
      <text:p text:style-name="Preformatted_20_Text"><text:s/>[45] "i" <text:s/>"c" <text:s/>"a" <text:s/>"l" <text:s/>"\n" " " <text:s/>" " <text:s/>" " <text:s/>" " <text:s/>" " <text:s/>" " </text:p>
      <text:p text:style-name="Preformatted_20_Text"><text:s/>[56] " " <text:s/>"c" <text:s/>"o" <text:s/>"m" <text:s/>"p" <text:s/>"u" <text:s/>"t" <text:s/>"i" <text:s/>"n" <text:s/>"g" <text:s/>"I" </text:p>
      <text:p text:style-name="Preformatted_20_Text"><text:s/>[67] "t" <text:s/>" " <text:s/>"c" <text:s/>"o" <text:s/>"m" <text:s/>"p" <text:s/>"i" <text:s/>"l" <text:s/>"e" <text:s/>"s" <text:s/>" " </text:p>
      <text:p text:style-name="Preformatted_20_Text"><text:s/>[78] "a" <text:s/>"n" <text:s/>"d" <text:s/>" " <text:s/>"r" <text:s/>"u" <text:s/>"n" <text:s/>"s" <text:s/>" " <text:s/>"o" <text:s/>"n" </text:p>
      <text:p text:style-name="Preformatted_20_Text"><text:s/>[89] " " <text:s/>"a" <text:s/>" " <text:s/>"w" <text:s/>"i" <text:s/>"d" <text:s/>"e" <text:s/>" " <text:s/>"v" <text:s/>"a" <text:s/>"r" </text:p>
      <text:p text:style-name="Preformatted_20_Text">[100] "i" <text:s/>"e" <text:s/>"t" <text:s/>"y" <text:s/>" " <text:s/>"o" <text:s/>"f" <text:s/>" " <text:s/>"U" <text:s/>"N" <text:s/>"I" </text:p>
      <text:p text:style-name="Preformatted_20_Text">[111] "X" <text:s/>" " <text:s/>"p" <text:s/>"l" <text:s/>"a" <text:s/>"t" <text:s/>"f" <text:s/>"o" <text:s/>"r" <text:s/>"m" <text:s/>"s" </text:p>
      <text:p text:style-name="Preformatted_20_Text">&gt; </text:p>
      <text:p text:style-name="Preformatted_20_Text">&gt; str='one two three four'</text:p>
      <text:p text:style-name="Preformatted_20_Text"><text:soft-page-break/>&gt; strsplit(str,'')</text:p>
      <text:p text:style-name="Preformatted_20_Text">[[1]]</text:p>
      <text:p text:style-name="Preformatted_20_Text"><text:s/>[1] "o" "n" "e" " " "t" "w" "o" " " "t" "h" "r" "e" "e" " "</text:p>
      <text:p text:style-name="Preformatted_20_Text">[15] "f" "o" "u" "r"</text:p>
      <text:p text:style-name="Preformatted_20_Text"/>
      <text:p text:style-name="Preformatted_20_Text">&gt; </text:p>
      <text:p text:style-name="Preformatted_20_Text">&gt; strsplit(str,' +')</text:p>
      <text:p text:style-name="Preformatted_20_Text">[[1]]</text:p>
      <text:p text:style-name="Preformatted_20_Text">[1] "one" <text:s text:c="2"/>"two" <text:s text:c="2"/>"three" "four" </text:p>
      <text:p text:style-name="Preformatted_20_Text"/>
      <text:p text:style-name="Preformatted_20_Text">&gt; </text:p>
      <text:p text:style-name="Preformatted_20_Text">&gt; words=c('one two','three four')</text:p>
      <text:p text:style-name="Preformatted_20_Text">&gt; strsplit(words,'')</text:p>
      <text:p text:style-name="Preformatted_20_Text">[[1]]</text:p>
      <text:p text:style-name="Preformatted_20_Text">[1] "o" "n" "e" " " "t" "w" "o"</text:p>
      <text:p text:style-name="Preformatted_20_Text"/>
      <text:p text:style-name="Preformatted_20_Text">[[2]]</text:p>
      <text:p text:style-name="Preformatted_20_Text"><text:s/>[1] "t" "h" "r" "e" "e" " " "f" "o" "u" "r"</text:p>
      <text:p text:style-name="Preformatted_20_Text"/>
      <text:p text:style-name="Preformatted_20_Text">&gt; </text:p>
      <text:p text:style-name="Preformatted_20_Text">&gt; </text:p>
      <text:p text:style-name="Preformatted_20_Text">&gt; #7.7</text:p>
      <text:p text:style-name="Preformatted_20_Text">&gt; grep('~pop',names(LifeCycleSavings))</text:p>
      <text:p text:style-name="Preformatted_20_Text">integer(0)</text:p>
      <text:p text:style-name="Preformatted_20_Text">&gt; grep('~pop',names(LifeCycleSavings),value=TRUE)</text:p>
      <text:p text:style-name="Preformatted_20_Text">character(0)</text:p>
      <text:p text:style-name="Preformatted_20_Text">&gt; </text:p>
      <text:p text:style-name="Preformatted_20_Text">&gt; head(LifeCycleSavings[,grep('~pop',names(LifeCycleSavings))])</text:p>
      <text:p text:style-name="Preformatted_20_Text">data frame with 0 columns and 6 rows</text:p>
      <text:p text:style-name="Preformatted_20_Text">&gt; </text:p>
      <text:p text:style-name="Preformatted_20_Text">&gt; inp = c('run dog run','work doggedly','CAT AND DOG')</text:p>
      <text:p text:style-name="Preformatted_20_Text">&gt; grep('\\&lt;dog\\&gt;',inp,ignore.case=TRUE)</text:p>
      <text:p text:style-name="Preformatted_20_Text">[1] 1 3</text:p>
      <text:p text:style-name="Preformatted_20_Text">&gt; </text:p>
      <text:p text:style-name="Preformatted_20_Text">&gt; str1=c('The R Foundation','is a not for profit</text:p>
      <text:p text:style-name="Preformatted_20_Text">+ <text:s text:c="7"/>organization','working in the public interest')</text:p>
      <text:p text:style-name="Preformatted_20_Text">&gt; </text:p>
      <text:p text:style-name="Preformatted_20_Text">&gt; str2=c('It was founded by the members',</text:p>
      <text:p text:style-name="Preformatted_20_Text">+ <text:s text:c="7"/>'of the R Core Team in order',</text:p>
      <text:p text:style-name="Preformatted_20_Text">+ <text:s text:c="7"/>'to provide support for the R project')</text:p>
      <text:p text:style-name="Preformatted_20_Text">&gt; </text:p>
      <text:p text:style-name="Preformatted_20_Text">&gt; any(grep('profit',str1))</text:p>
      <text:p text:style-name="Preformatted_20_Text">[1] TRUE</text:p>
      <text:p text:style-name="Preformatted_20_Text">&gt; any(grep('profit',str2))</text:p>
      <text:p text:style-name="Preformatted_20_Text">[1] FALSE</text:p>
      <text:p text:style-name="Preformatted_20_Text">&gt; </text:p>
      <text:p text:style-name="Preformatted_20_Text">&gt; tst=c('one x7 two b1','three c5 four b9',</text:p>
      <text:p text:style-name="Preformatted_20_Text">+ <text:s text:c="6"/>'five six seven','a8 eight nine')</text:p>
      <text:p text:style-name="Preformatted_20_Text">&gt; wh=regexpr('[a-z][0-9]',tst)</text:p>
      <text:p text:style-name="Preformatted_20_Text">&gt; wh</text:p>
      <text:p text:style-name="Preformatted_20_Text">[1] <text:s/>5 <text:s/>7 -1 <text:s/>1</text:p>
      <text:p text:style-name="Preformatted_20_Text">attr(,"match.length")</text:p>
      <text:p text:style-name="Preformatted_20_Text">[1] <text:s/>2 <text:s/>2 -1 <text:s/>2</text:p>
      <text:p text:style-name="Preformatted_20_Text">attr(,"index.type")</text:p>
      <text:p text:style-name="Preformatted_20_Text">[1] "chars"</text:p>
      <text:p text:style-name="Preformatted_20_Text">attr(,"useBytes")</text:p>
      <text:p text:style-name="Preformatted_20_Text">[1] TRUE</text:p>
      <text:p text:style-name="Preformatted_20_Text">&gt; </text:p>
      <text:p text:style-name="Preformatted_20_Text">&gt; </text:p>
      <text:p text:style-name="Preformatted_20_Text">&gt; res=substring(tst,wh,wh+attr(wh,'match.length')-1)</text:p>
      <text:p text:style-name="Preformatted_20_Text">&gt; res</text:p>
      <text:p text:style-name="Preformatted_20_Text">[1] "x7" "c5" "" <text:s text:c="2"/>"a8"</text:p>
      <text:p text:style-name="Preformatted_20_Text">&gt; </text:p>
      <text:p text:style-name="Preformatted_20_Text">&gt; res[res !='']</text:p>
      <text:p text:style-name="Preformatted_20_Text"><text:soft-page-break/>[1] "x7" "c5" "a8"</text:p>
      <text:p text:style-name="Preformatted_20_Text">&gt; </text:p>
      <text:p text:style-name="Preformatted_20_Text">&gt; wh1 = gregexpr('[a-z][0-9]',tst)</text:p>
      <text:p text:style-name="Preformatted_20_Text">&gt; wh1</text:p>
      <text:p text:style-name="Preformatted_20_Text">[[1]]</text:p>
      <text:p text:style-name="Preformatted_20_Text">[1] <text:s/>5 12</text:p>
      <text:p text:style-name="Preformatted_20_Text">attr(,"match.length")</text:p>
      <text:p text:style-name="Preformatted_20_Text">[1] 2 2</text:p>
      <text:p text:style-name="Preformatted_20_Text">attr(,"index.type")</text:p>
      <text:p text:style-name="Preformatted_20_Text">[1] "chars"</text:p>
      <text:p text:style-name="Preformatted_20_Text">attr(,"useBytes")</text:p>
      <text:p text:style-name="Preformatted_20_Text">[1] TRUE</text:p>
      <text:p text:style-name="Preformatted_20_Text"/>
      <text:p text:style-name="Preformatted_20_Text">[[2]]</text:p>
      <text:p text:style-name="Preformatted_20_Text">[1] <text:s/>7 15</text:p>
      <text:p text:style-name="Preformatted_20_Text">attr(,"match.length")</text:p>
      <text:p text:style-name="Preformatted_20_Text">[1] 2 2</text:p>
      <text:p text:style-name="Preformatted_20_Text">attr(,"index.type")</text:p>
      <text:p text:style-name="Preformatted_20_Text">[1] "chars"</text:p>
      <text:p text:style-name="Preformatted_20_Text">attr(,"useBytes")</text:p>
      <text:p text:style-name="Preformatted_20_Text">[1] TRUE</text:p>
      <text:p text:style-name="Preformatted_20_Text"/>
      <text:p text:style-name="Preformatted_20_Text">[[3]]</text:p>
      <text:p text:style-name="Preformatted_20_Text">[1] -1</text:p>
      <text:p text:style-name="Preformatted_20_Text">attr(,"match.length")</text:p>
      <text:p text:style-name="Preformatted_20_Text">[1] -1</text:p>
      <text:p text:style-name="Preformatted_20_Text">attr(,"index.type")</text:p>
      <text:p text:style-name="Preformatted_20_Text">[1] "chars"</text:p>
      <text:p text:style-name="Preformatted_20_Text">attr(,"useBytes")</text:p>
      <text:p text:style-name="Preformatted_20_Text">[1] TRUE</text:p>
      <text:p text:style-name="Preformatted_20_Text"/>
      <text:p text:style-name="Preformatted_20_Text">[[4]]</text:p>
      <text:p text:style-name="Preformatted_20_Text">[1] 1</text:p>
      <text:p text:style-name="Preformatted_20_Text">attr(,"match.length")</text:p>
      <text:p text:style-name="Preformatted_20_Text">[1] 2</text:p>
      <text:p text:style-name="Preformatted_20_Text">attr(,"index.type")</text:p>
      <text:p text:style-name="Preformatted_20_Text">[1] "chars"</text:p>
      <text:p text:style-name="Preformatted_20_Text">attr(,"useBytes")</text:p>
      <text:p text:style-name="Preformatted_20_Text">[1] TRUE</text:p>
      <text:p text:style-name="Preformatted_20_Text"/>
      <text:p text:style-name="Preformatted_20_Text">&gt; </text:p>
      <text:p text:style-name="Preformatted_20_Text">&gt; rea1=list()</text:p>
      <text:p text:style-name="Preformatted_20_Text">&gt; for(i in 1:length(wh1))</text:p>
      <text:p text:style-name="Preformatted_20_Text">+ <text:s text:c="2"/>rea1[[i]]=substring(tst[i],wh1[[i]],</text:p>
      <text:p text:style-name="Preformatted_20_Text">+ <text:s text:c="22"/>wh1[[i]]+</text:p>
      <text:p text:style-name="Preformatted_20_Text">+ <text:s text:c="24"/>attr(wh1[[i]],'match.length')-1)</text:p>
      <text:p text:style-name="Preformatted_20_Text">&gt; </text:p>
      <text:p text:style-name="Preformatted_20_Text">&gt; rea1</text:p>
      <text:p text:style-name="Preformatted_20_Text">[[1]]</text:p>
      <text:p text:style-name="Preformatted_20_Text">[1] "x7" "b1"</text:p>
      <text:p text:style-name="Preformatted_20_Text"/>
      <text:p text:style-name="Preformatted_20_Text">[[2]]</text:p>
      <text:p text:style-name="Preformatted_20_Text">[1] "c5" "b9"</text:p>
      <text:p text:style-name="Preformatted_20_Text"/>
      <text:p text:style-name="Preformatted_20_Text">[[3]]</text:p>
      <text:p text:style-name="Preformatted_20_Text">[1] ""</text:p>
      <text:p text:style-name="Preformatted_20_Text"/>
      <text:p text:style-name="Preformatted_20_Text">[[4]]</text:p>
      <text:p text:style-name="Preformatted_20_Text">[1] "a8"</text:p>
      <text:p text:style-name="Preformatted_20_Text"/>
      <text:p text:style-name="Preformatted_20_Text">&gt; </text:p>
      <text:p text:style-name="Preformatted_20_Text">&gt; getexpr = function(str.greg)substring(str.greg,</text:p>
      <text:p text:style-name="Preformatted_20_Text">+ <text:s text:c="38"/>greg + attr(greg,'match.length')-1)</text:p>
      <text:p text:style-name="Preformatted_20_Text">&gt; </text:p>
      <text:p text:style-name="Preformatted_20_Text"><text:soft-page-break/>&gt; res2=mapply(getexpr,tst,wh1)</text:p>
      <text:p text:style-name="Preformatted_20_Text">Error in (function (str.greg) <text:s/>: unused argument (dots[[2]][[1]])</text:p>
      <text:p text:style-name="Preformatted_20_Text">&gt; res2</text:p>
      <text:p text:style-name="Preformatted_20_Text">Error: object 'res2' not found</text:p>
      <text:p text:style-name="Preformatted_20_Text">&gt; </text:p>
      <text:p text:style-name="Preformatted_20_Text">&gt; #7.8</text:p>
      <text:p text:style-name="Preformatted_20_Text">&gt; values=c('$11,317.35','$11,234.51','$11,275.89',</text:p>
      <text:p text:style-name="Preformatted_20_Text">+ <text:s text:c="9"/>'$11,278.93','$11,294.94')</text:p>
      <text:p text:style-name="Preformatted_20_Text">&gt; </text:p>
      <text:p text:style-name="Preformatted_20_Text">&gt; as.numeric(gsub('[$,]','',values))</text:p>
      <text:p text:style-name="Preformatted_20_Text">[1] 11317.35 11234.51 11275.89 11278.93 11294.94</text:p>
      <text:p text:style-name="Preformatted_20_Text">&gt; </text:p>
      <text:p text:style-name="Preformatted_20_Text">&gt; values=c('75.99','(20.30)','55.20')</text:p>
      <text:p text:style-name="Preformatted_20_Text">&gt; as.numeric(gsub('\\(([0-9.]+)\\)','-\\1',values))</text:p>
      <text:p text:style-name="Preformatted_20_Text">[1] <text:s/>75.99 -20.30 <text:s/>55.20</text:p>
      <text:p text:style-name="Preformatted_20_Text">&gt; </text:p>
      <text:p text:style-name="Preformatted_20_Text">&gt; str= 'report: 17 value=12 time=2:00'</text:p>
      <text:p text:style-name="Preformatted_20_Text">&gt; sub('valus=([^ ]+)','\\1',str)</text:p>
      <text:p text:style-name="Preformatted_20_Text">[1] "report: 17 value=12 time=2:00"</text:p>
      <text:p text:style-name="Preformatted_20_Text">&gt; </text:p>
      <text:p text:style-name="Preformatted_20_Text">&gt; sub('^.*value=([^ ]+).*$','\\1',str)</text:p>
      <text:p text:style-name="Preformatted_20_Text">[1] "12"</text:p>
      <text:p text:style-name="Preformatted_20_Text">&gt; </text:p>
      <text:p text:style-name="Preformatted_20_Text">&gt; str='report: 17 value=12 time=2:00'</text:p>
      <text:p text:style-name="Preformatted_20_Text">&gt; greg=gregexpr('value=[^ ]+',str)[[1]]</text:p>
      <text:p text:style-name="Preformatted_20_Text">&gt; </text:p>
      <text:p text:style-name="Preformatted_20_Text">&gt; sub('value=([^ ]+)','\\1',</text:p>
      <text:p text:style-name="Preformatted_20_Text">+ <text:s text:c="4"/>substring(str,greg,greg</text:p>
      <text:p text:style-name="Preformatted_20_Text">+ <text:s text:c="14"/>+attr(greg,'match.length')-1))</text:p>
      <text:p text:style-name="P1">[1] "12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2:07:45.917504199</meta:creation-date>
    <dc:date>2020-02-28T02:09:33.456525802</dc:date>
    <meta:editing-duration>PT1M55S</meta:editing-duration>
    <meta:editing-cycles>1</meta:editing-cycles>
    <meta:document-statistic meta:table-count="0" meta:image-count="0" meta:object-count="0" meta:page-count="5" meta:paragraph-count="272" meta:word-count="1025" meta:character-count="6255" meta:non-whitespace-character-count="5100"/>
    <meta:generator>LibreOffice/6.1.5.2$Linux_X86_64 LibreOffice_project/10$Build-2</meta:generator>
  </office:meta>
</office:document-meta>
</file>